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officeooo:paragraph-rsid="00176c56"/>
    </style:style>
    <style:style style:name="T1" style:family="text">
      <style:text-properties officeooo:rsid="00176c5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ips for Bringing on Temporary Employees</text:span></text:p>
      <text:p text:style-name="P1"><text:span text:style-name="T1">Posted By: Jill Tillinghast</text:span></text:p>
      <text:p text:style-name="P1"><text:span text:style-name="T1"/></text:p>
      <text:p text:style-name="P1"><text:span text:style-name="T1">Temporary employees can bring great flexibility to your workforce and offer a huge competitive advantage. But, in some cases it can take a while for your internal team to adapt.</text:span></text:p>
      <text:p text:style-name="P1"><text:span text:style-name="T1"/></text:p>
      <text:p text:style-name="P1"><text:span text:style-name="T1">Here are a few suggestions for improving the working relationship between temporary and direct employees to achieve even better staffing results:</text:span></text:p>
      <text:p text:style-name="P1"><text:span text:style-name="T1"/></text:p>
      <text:p text:style-name="P1"><text:span text:style-name="T1"><text:s text:c="4"/>* Make temporary employees feel welcome. While temporaries are, in fact, a separate part of your workforce (and must be treated differently because of co-employment laws), you and your staff can still make them feel welcome in your organization. By encouraging social interaction (e.g., formal or informal introductions) among all workers, you can foster social ties that are essential to a cohesive workforce.</text:span></text:p>
      <text:p text:style-name="P1"><text:span text:style-name="T1"/></text:p>
      <text:p text:style-name="P1"><text:span text:style-name="T1"><text:s text:c="4"/>* Educate your direct staff. Take the time to clearly explain the role and value of temporary workers. The better your direct employees understand the benefits temporary help provides, the more likely they'll be to work productively with them.</text:span></text:p>
      <text:p text:style-name="P1"><text:span text:style-name="T1"/></text:p>
      <text:p text:style-name="P1"><text:span text:style-name="T1"><text:s text:c="4"/>* Take advantage of training. If you use large numbers of temporaries, many staffing services will develop customized orientation and training programs for specific positions. This shifts the time-consuming burden of getting new temporary employees up-to-speed off your direct employees' shoulders.</text:span></text:p>
      <text:p text:style-name="P1"><text:span text:style-name="T1"/></text:p>
      <text:p text:style-name="P1"><text:span text:style-name="T1">Bottom line, there are a number of steps you can take keep relations between temporary and direct employees positive. And the more positive their working relationship, the better your results will b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wayne Haner</meta:initial-creator>
    <meta:creation-date>2011-01-12T11:22:59</meta:creation-date>
    <meta:document-statistic meta:table-count="0" meta:image-count="0" meta:object-count="0" meta:page-count="1" meta:paragraph-count="8" meta:word-count="236" meta:character-count="1552"/>
    <dc:date>2011-01-12T11:23:31.10</dc:date>
    <dc:creator>Dwayne Haner</dc:creator>
    <meta:editing-duration>PT00H00M32S</meta:editing-duration>
    <meta:editing-cycles>1</meta:editing-cycles>
    <meta:generator>OpenOffice.org/3.2$Win32 OpenOffice.org_project/320m19$Build-9504</meta:generator>
  </office:meta>
</office:document-meta>
</file>